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NoShade( boolean sha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hr( int width ,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hr( String width ,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hr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h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r.hr( String width , String align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hr( int width , String align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hr( String width , String align ,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r.hr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